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4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-joe_kamala-team_etc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3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44:59.78711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17T21:13:49.087060169</dc:date>
    <meta:editing-duration>P109DT10H56M20S</meta:editing-duration>
    <meta:editing-cycles>1393</meta:editing-cycles>
    <meta:document-statistic meta:table-count="11" meta:cell-count="2795" meta:object-count="0"/>
  </office:meta>
</office:document-meta>
</file>